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1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4mm"/>
    </style:style>
    <style:style style:name="co2" style:family="table-column">
      <style:table-column-properties fo:break-before="auto" style:column-width="20.87mm"/>
    </style:style>
    <style:style style:name="co3" style:family="table-column">
      <style:table-column-properties fo:break-before="auto" style:column-width="51.24mm"/>
    </style:style>
    <style:style style:name="co4" style:family="table-column">
      <style:table-column-properties fo:break-before="auto" style:column-width="23.25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566c21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" style:family="table-cell" style:parent-style-name="Default" style:data-style-name="N115">
      <style:table-cell-properties style:rotation-align="none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)" table:allow-empty-cell="false" table:display-list="unsorted" table:base-cell-address="Hoja3.B1">
          <table:help-message table:display="true">
            <text:p>Si está más de acuerdo que en desacuerdo con el ítem seleccione '1'. Si, por el contrario, está más en desacuerdo que de acuerdo, seleccione '0'</text:p>
          </table:help-message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1. Tengo fama de decir lo que pienso claramente y sin rodeo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. Estoy seguro lo que es bueno y lo que es malo, lo que está bien y lo que está mal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3. Muchas veces actúo sin mirar las consecuenci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style-name="ce4" office:value-type="string" calcext:value-type="string">
            <text:p>APRENDIZAJE ACTIVO</text:p>
          </table:table-cell>
          <table:table-cell table:formula="of:=SUM([.B3];[.B5];[.B7];[.B9];[.B13];[.B20];[.B26];[.B27];[.B35];[.B27];[.B41];[.B43];[.B46];[.B48];[.B51];[.B61];[.B67];[.B74];[.B75];[.B77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4. Normalmente trato de resolver los problemas metódicamente y paso a paso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5" office:value-type="string" calcext:value-type="string">
            <text:p>APRENDIZAJE REFLEXIVO</text:p>
          </table:table-cell>
          <table:table-cell table:formula="of:=SUM([.B10];[.B16];[.B18];[.B19];[.B28];[.B31];[.B32];[.B34];[.B36];[.B39];[.B42];[.B44];[.B49];[.B55];[.B58];[.B63];[.B65];[.B69];[.B70];[.B79])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. Creo que los formalismos coartan y limitan la actuación libre de las person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6" office:value-type="string" calcext:value-type="string">
            <text:p>APRENDIZAJE TEÓRICO</text:p>
          </table:table-cell>
          <table:table-cell table:formula="of:=SUM([.B2];[.B4];[.B6];[.B11];[.B15];[.B17];[.B21];[.B23];[.B25];[.B29];[.B33];[.B45];[.B50];[.B54];[.B60];[.B64];[.B66];[.B71];[.B78];[.B80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. Me interesa saber cuáles son los sistemas de valores de los demás y con qué criterios actúan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7" office:value-type="string" calcext:value-type="string">
            <text:p>APRENDIZAJE PRAGMÁTICO</text:p>
          </table:table-cell>
          <table:table-cell table:formula="of:=SUM([.B1];[.B8];[.B12];[.B14];[.B22];[.B24];[.B30];[.B38];[.B40];[.B47];[.B52];[.B53];[.B56];[.B57];[.B59];[.B62];[.B68];[.B72];[.B73];[.B76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. Pienso que el actuar intuitivamente puede ser siempre tan válido como actuar reflexivamente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>
            <draw:frame table:end-cell-address="Hoja1.H16" table:end-x="15.6mm" table:end-y="6.6mm" draw:z-index="0" draw:name="3 Gráfico" draw:style-name="gr1" draw:text-style-name="P1" svg:width="144.22mm" svg:height="78.04mm" svg:x="8.47mm" svg:y="7.14mm">
              <draw:object draw:notify-on-update-of-ranges="Hoja1.D3:Hoja1.D6 Hoja1.E3:Hoja1.E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. Creo que lo más importante es que las cosas funcionen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9. Procuro estar al tanto de lo que ocurre aquí y ahora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0. Disfruto cuando tengo tiempo para preparar mi trabajo y realizarlo a conciencia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1. Estoy a gusto siguiendo un orden, en las comidas, en el estudio, haciendo ejercicio regularmente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2. Cuando escucho una nueva idea en seguida comienzo a pensar cómo ponerla en práctica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3. Prefiero las ideas originales y novedosas aunque no sean práctic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4. Admito y me ajusto a las normas sólo si me sirven para lograr mis objetivo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5. Normalmente encajo bien con personas reflexivas, analíticas y me cuesta sintonizar con personas demasiado espontáneas, imprevisible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6. Escucho con más frecuencia que hablo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7. Prefiero las cosas estructuradas a las desordenad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8. Cuando poseo cualquier información, trato de interpretarla bien antes de manifestar alguna conclusión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19. Antes de tomar una decisión estudio con cuidado sus ventajas e inconveniente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0. Me crezco con el reto de hacer algo nuevo y diferente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1. Casi siempre procuro ser coherente con mis criterios y sistemas de valores. Tengo principios y los sigo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2. Cuando hay una discusión no me gusta ir con rodeo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3. Me disgusta implicarme afectivamente en mi ambiente de trabajo. Prefiero mantener relaciones distante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4. Me gustan más las personas realistas y concretas que las teóric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5. Me cuesta ser creativo/a, romper estructur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6. Me siento a gusto con personas espontáneas y divertid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7. La mayoría de las veces expreso abiertamente cómo me siento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8. Me gusta analizar y dar vueltas a las cos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29. Me molesta que la gente no se tome en serio las cos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0. Me atrae experimentar y practicar las últimas técnicas y novedade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1. Soy cauteloso/a a la hora de sacar conclusione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2. Prefiero contar con el mayor número de fuentes de información. Cuantos más datos reúna para reflexionar, mejor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3. Tiendo a ser perfeccionista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4. Prefiero oír las opiniones de los demás antes de exponer la mía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5. Me gusta afrontar la vida espontáneamente y no tener que planificar todo previamente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6. En las discusiones me gusta observar cómo actúan los demás participante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7. Me siento incómodo con las personas calladas y demasiado analític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8. Juzgo con frecuencia las ideas de los demás por su valor práctico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39. Me agobio si me obligan a acelerar mucho el trabajo para cumplir un plazo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0. En las reuniones apoyo las ideas prácticas y realist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1. Es mejor gozar del momento presente que deleitarse pensando en el pasado o en el futuro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2. Me molestan las personas que siempre desean apresurar las cos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3. Aporto ideas nuevas y espontáneas en los grupos de discusión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4. Pienso que son más consistentes las decisiones fundamentadas en un minucioso análisis que las basadas en la intuición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5. Detecto frecuentemente la inconsistencia y puntos débiles en las argumentaciones de los demá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6. Creo que es preciso saltarse las normas muchas más veces que cumplirl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7. A menudo caigo en la cuenta de otras formas mejores y más prácticas de hacer las cos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8. En conjunto hablo más que escucho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49. Prefiero distanciarme de los hechos y observarlos desde otras perspectiv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0. Estoy convencido/a que debe imponerse la lógica y el razonamiento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1. Me gusta buscar nuevas experienci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2. Me gusta experimentar y aplicar las cos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3. Pienso que debemos llegar pronto al grano, al meollo de los tem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4. Siempre trato de conseguir conclusiones e ideas clar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5. Prefiero discutir cuestiones concretas y no perder el tiempo con charlas vací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6. Me impaciento con las argumentaciones irrelevantes e incoherentes en las reunione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7. Compruebo antes si las cosas funcionan realmente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8. Hago varios borradores antes de la redacción definitiva de un trabajo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59. Soy consciente de que en las discusiones ayudo a los demás a mantenerse centrados en el tema, evitando divagacione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0. Observo que, con frecuencia, soy uno de los más objetivos y desapasionados en las discusione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1. Cuando algo va mal, le quito importancia y trato de hacerlo mejor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2. Rechazo ideas originales y espontáneas si no las veo práctic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3. Me gusta sopesar diversas alternativas antes de tomar una decisión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4. Con frecuencia miro hacia adelante para prever el futuro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5. En los debates prefiero desempeñar un papel secundario antes que ser el líder o el que más participa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6. Me molestan las personas que no siguen un enfoque lógico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7. Me resulta incómodo tener que planificar y prever las cos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8. Creo que el fin justifica los medios en muchos caso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69. Suelo reflexionar sobre los asuntos y problema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0. El trabajar a conciencia me llena de satisfacción y orgullo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1. Ante los acontecimientos trato de descubrir los principios y teorías en que se basan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2. Con tal de conseguir el objetivo que pretendo soy capaz de herir sentimientos ajeno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3. No me importa hacer todo lo necesario para que sea efectivo mi trabajo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4. Con frecuencia soy una de las personas que más anima las fiesta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5. Me aburro enseguida con el trabajo metódico y minucioso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6. La gente con frecuencia cree que soy poco sensible a sus sentimientos.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7. Suelo dejarme llevar por mis intuicione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8. Si trabajo en grupo procuro que se siga un método y un orden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79. Con frecuencia me interesa averiguar lo que piensa la gente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1">
          <table:table-cell table:style-name="ce1" office:value-type="string" calcext:value-type="string">
            <text:p>80. Esquivo los temas subjetivos, ambiguos y poco claros.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number-columns-repeated="1021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1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2" loext:min-decimal-places="2" number:min-integer-digits="1" number:grouping="true"/>
      <number:text> €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ffi</meta:initial-creator>
    <dc:creator>Juan Abasolo</dc:creator>
    <meta:creation-date>2016-08-24T17:24:44</meta:creation-date>
    <dc:date>2019-02-15T12:31:11.125373436</dc:date>
    <meta:generator>LibreOffice/6.0.7.3$Linux_X86_64 LibreOffice_project/00m0$Build-3</meta:generator>
    <meta:editing-duration>PT1M</meta:editing-duration>
    <meta:editing-cycles>1</meta:editing-cycles>
    <meta:document-statistic meta:table-count="3" meta:cell-count="168" meta:object-count="1"/>
    <meta:user-defined meta:name="AppVersion">14.03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none" chart:link-data-style-to-source="true" chart:label-position="top">
        <chart:label-separator>
          <text:p>; </text:p>
        </chart:label-separator>
      </style:chart-properties>
      <style:graphic-properties svg:stroke-width="0.132cm" svg:stroke-color="#f59240" draw:fill-color="#f59240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deee8"/>
    </style:style>
    <style:style style:name="ch8" style:family="chart">
      <style:graphic-properties draw:fill-color="#d9d9d9"/>
    </style:style>
  </office:automatic-styles>
  <office:body>
    <office:chart>
      <chart:chart svg:width="14.423cm" svg:height="7.805cm" xlink:href=".." xlink:type="simple" chart:class="chart:radar" chart:style-name="ch1">
        <chart:plot-area chart:style-name="ch2" table:cell-range-address="Hoja1.D3:Hoja1.E6" chart:data-source-has-labels="column" svg:x="0.288cm" svg:y="0.156cm" svg:width="13.847cm" svg:height="7.493cm">
          <chartooo:coordinate-region svg:x="5.335cm" svg:y="0.983cm" svg:width="5.84cm" svg:height="5.84cm"/>
          <chart:axis chart:dimension="x" chart:name="primary-x" chart:style-name="ch3" chartooo:axis-type="auto">
            <chartooo:date-scale/>
            <chart:categories table:cell-range-address="Hoja1.D3:Hoja1.D6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Hoja1.E3:Hoja1.E6" chart:class="chart:rad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E</text:p>
              </table:table-cell>
            </table:table-row>
          </table:table-header-rows>
          <table:table-rows>
            <table:table-row>
              <table:table-cell office:value-type="string">
                <text:p>APRENDIZAJE ACTIVO</text:p>
                <draw:g>
                  <svg:desc>Hoja1.D3:Hoja1.D6</svg:desc>
                </draw:g>
              </table:table-cell>
              <table:table-cell office:value-type="float" office:value="11">
                <text:p>11</text:p>
                <draw:g>
                  <svg:desc>Hoja1.E3:Hoja1.E6</svg:desc>
                </draw:g>
              </table:table-cell>
            </table:table-row>
            <table:table-row>
              <table:table-cell office:value-type="string">
                <text:p>APRENDIZAJE REFLEXIVO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PRENDIZAJE TEÓRIC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PRENDIZAJE PRAGMÁTICO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